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0618in" table:align="left"/>
    </style:style>
    <style:style style:name="Table1.A" style:family="table-column">
      <style:table-column-properties style:column-width="0.0861in"/>
    </style:style>
    <style:style style:name="Table1.B" style:family="table-column">
      <style:table-column-properties style:column-width="0.3861in"/>
    </style:style>
    <style:style style:name="Table1.C" style:family="table-column">
      <style:table-column-properties style:column-width="1.2208in"/>
    </style:style>
    <style:style style:name="Table1.D" style:family="table-column">
      <style:table-column-properties style:column-width="1.291in"/>
    </style:style>
    <style:style style:name="Table1.E" style:family="table-column">
      <style:table-column-properties style:column-width="1.0778in"/>
    </style:style>
    <style:style style:name="Table1.A1" style:family="table-cell">
      <style:table-cell-properties style:vertical-align="middle" fo:padding="0.0194in" fo:border="none"/>
    </style:style>
    <style:style style:name="P1" style:family="paragraph" style:parent-style-name="Text_20_body">
      <style:paragraph-properties fo:margin-top="0in" fo:margin-bottom="0in" loext:contextual-spacing="false"/>
    </style:style>
    <style:style style:name="P2"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glish language and style</text:p>
      <text:p text:style-name="Standard"><text:span text:style-name="Teletype">( ) </text:span>Extensive editing of English language and style required <text:line-break/><text:span text:style-name="Teletype">( ) </text:span>Moderate English changes required <text:line-break/><text:span text:style-name="Teletype">(x) </text:span>English language and style are fine/minor spell check required <text:line-break/><text:span text:style-name="Teletype">( ) </text:span>I don't feel qualified to judge about the English language and style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
          </table:table-cell>
          <table:table-cell table:style-name="Table1.A1" office:value-type="string">
            <text:p text:style-name="Table_20_Contents">Yes</text:p>
          </table:table-cell>
          <table:table-cell table:style-name="Table1.A1" office:value-type="string">
            <text:p text:style-name="Table_20_Contents">Can be improved</text:p>
          </table:table-cell>
          <table:table-cell table:style-name="Table1.A1" office:value-type="string">
            <text:p text:style-name="Table_20_Contents">Must be improved</text:p>
          </table:table-cell>
          <table:table-cell table:style-name="Table1.A1" office:value-type="string">
            <text:p text:style-name="Table_20_Contents">Not applicable</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row>
          <table:table-cell table:style-name="Table1.A1" office:value-type="string">
            <text:p text:style-name="P2"/>
          </table:table-cell>
          <table:table-cell table:style-name="Table1.A1" office:value-type="string">
            <text:p text:style-name="Table_20_Contents"><text:span text:style-name="Teletype">(x)</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cell table:style-name="Table1.A1" office:value-type="string">
            <text:p text:style-name="Table_20_Contents"><text:span text:style-name="Teletype">( )</text:span></text:p>
          </table:table-cell>
        </table:table-row>
      </table:table>
      <text:p text:style-name="Text_20_body">Comments and Suggestions for Authors</text:p>
      <text:p text:style-name="Text_20_body">Dear editor,<text:line-break/>the manuscript describes the development of  a pixelated charge readout for an argon time projection chamber. The paper is well written and mostly clear, and it is interesting for the liquid argon community. This research can be considered as a preliminary study, the results are satisfactory for a proof of concept. I recommend the publication after a minor revision.</text:p>
      <text:p text:style-name="Text_20_body">The comments reported below are mainly suggestions. They may be useful to explain in more detail some specific points that are probably not completely clear to the reader.</text:p>
      <text:p text:style-name="Text_20_body"> </text:p>
      <text:p text:style-name="Text_20_body">Title: “First Demonstration of a….” I am not sure that this is the “first demonstration” .  A paper with the results of a similar research  has been  published at least one year ago. I would personally be more conservative with the title, although I would like to hear the opinion of the authors about that.</text:p>
      <text:p text:style-name="Text_20_body">Line3 and line 16: It is stated that the TPCs are slow detectors. I think that this statement is a bit misleading (especially in the abstract), since it gives the impression that the pixelated readout, beside fixing the problem with the ambiguities in event reconstruction, makes the TPC response faster.</text:p>
      <text:p text:style-name="Text_20_body">Line 53: It is true that the “ktc noise” is sufficiently known, but I think it could be useful to define the variables in the equation.</text:p>
      <text:p text:style-name="Text_20_body">Lines 71-72: “LARASIC4*s were designed for traditional wire readouts, which require fewer channels than a pixelated readout of equivalent dimensions”. This sentence is a bit obscure to me. I don’t think that the “traditional wire readout” is universally defined. In general terms, the dimensions depend on the pitch. It is possible to build a pixelated readout with a pitch size large enough to cover a surface larger than the one covered by a wire readout.   </text:p>
      <text:p text:style-name="Text_20_body">Lines 78-96: I had to read three times this paragraph in order to understand the multiplexing scheme. Eventually I figure it out, but I wonder whether this description could be made clearer.  Part of the problem is probably given by Ref 21: this is an important reference, however I could not find it on web. In case it is not possible to provide a better reference, I think it can be helpful to add a figure to explain the multiplexing scheme.     </text:p>
      <text:p text:style-name="Text_20_body"><text:soft-page-break/>Line 113: I think the total number of acrylic rings is not explicitly reported: how many fibers are present?  Since only 4 SiPMs are present, my understanding is that one SiPM is coupled to several fibers. This is also important information to understand the trigger configuration (line 119).</text:p>
      <text:p text:style-name="P1"/>
      <text:p text:style-name="P1">Submission Date</text:p>
      <text:p text:style-name="P1">08 January 2020 </text:p>
      <text:p text:style-name="P1">Date of this review</text:p>
      <text:p text:style-name="P1">31 Jan 2020 00:46:07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2-21T15:19:22.245675062</dc:date>
    <meta:editing-duration>PT1M46S</meta:editing-duration>
    <meta:editing-cycles>1</meta:editing-cycles>
    <meta:document-statistic meta:table-count="1" meta:image-count="0" meta:object-count="0" meta:page-count="2" meta:paragraph-count="40" meta:word-count="530" meta:character-count="2983" meta:non-whitespace-character-count="2471"/>
    <meta:generator>LibreOffice/6.0.7.3$Linux_X86_64 LibreOffice_project/00m0$Build-3</meta:generator>
  </office:meta>
</office:document-meta>
</file>